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
        <text:h text:style-name="Heading_20_3" text:outline-level="3">Neues Dokument / Neuer Ordner</text:h>
        <text:p text:style-name="Textkörper_20_Einrückung_20_Xaver">Neue Dateien oder Ordner werden mit den Datei/Ordner-Symbolen in der ORGANON-Menüleiste oder unter dem Reiter Datei erzeugt. Die neuen Einträge entstehen unter der ausgewählten Zeile und auf dem gleichen Einrücklevel. Bei ausgewählten Ordnern, die Inhalte besitzen, wird der neue Eintrag daher erst nach dem Inhalt der Ordner eingefü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Xaver" style:display-name="Textkörper Einrückung Xaver" style:family="paragraph" style:parent-style-name="Text_20_body_20_indent" style:class="text">
      <style:paragraph-properties fo:line-height="150%"/>
      <style:text-properties style:font-name="Times New Roman1"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2" meta:word-count="53" meta:character-count="365"/>
    <dc:date>2014-06-23T14:15:15.66</dc:date>
    <meta:editing-duration>P0D</meta:editing-duration>
    <meta:editing-cycles>1</meta:editing-cycles>
    <meta:generator>OpenOffice/4.1.0$Win32 OpenOffice.org_project/410m18$Build-9764</meta:generator>
  </office:meta>
</office:document-meta>
</file>